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5.179cm"/>
    </style:style>
    <style:style style:name="co3" style:family="table-column">
      <style:table-column-properties fo:break-before="auto" style:column-width="6.142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7.879cm"/>
    </style:style>
    <style:style style:name="co6" style:family="table-column">
      <style:table-column-properties fo:break-before="auto" style:column-width="7.103cm"/>
    </style:style>
    <style:style style:name="co7" style:family="table-column">
      <style:table-column-properties fo:break-before="auto" style:column-width="6.511cm"/>
    </style:style>
    <style:style style:name="co8" style:family="table-column">
      <style:table-column-properties fo:break-before="auto" style:column-width="7.325cm"/>
    </style:style>
    <style:style style:name="co9" style:family="table-column">
      <style:table-column-properties fo:break-before="auto" style:column-width="3.048cm"/>
    </style:style>
    <style:style style:name="co10" style:family="table-column">
      <style:table-column-properties fo:break-before="auto" style:column-width="2.589cm"/>
    </style:style>
    <style:style style:name="co12" style:family="table-column">
      <style:table-column-properties fo:break-before="auto" style:column-width="1.184cm"/>
    </style:style>
    <style:style style:name="co13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1.192cm" fo:break-before="auto" style:use-optimal-row-height="false"/>
    </style:style>
    <style:style style:name="ro7" style:family="table-row">
      <style:table-row-properties style:row-height="1.894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ta4" style:family="table" style:master-page-name="PageStyle_5f_Tabelle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2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  <style:text-properties fo:color="#339966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100"/>
    <style:style style:name="ce8" style:family="table-cell" style:parent-style-name="Default" style:data-style-name="N0"/>
    <style:style style:name="ce9" style:family="table-cell" style:parent-style-name="Default" style:data-style-name="N36"/>
  </office:automatic-styles>
  <office:body>
    <office:spreadsheet>
      <table:calculation-settings table:case-sensitive="false" table:automatic-find-labels="false" table:use-regular-expressions="false"/>
      <table:table table:name="Tabelle1" table:style-name="ta4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-group>
          <table:table-column table:style-name="co8" table:default-cell-style-name="Default"/>
          <table:table-column table:style-name="co9" table:default-cell-style-name="Default"/>
        </table:table-column-group>
        <table:table-column table:style-name="co10" table:default-cell-style-name="Default"/>
        <table:table-column table:style-name="co12" table:default-cell-style-name="Default"/>
        <table:table-column table:style-name="co11" table:number-columns-repeated="246" table:default-cell-style-name="Default"/>
        <table:table-column table:style-name="co13" table:number-columns-repeated="768" table:default-cell-style-name="Default"/>
        <table:table-row table:style-name="ro3">
          <table:table-cell table:style-name="ce1" office:value-type="string">
            <text:p>Auswahl MapReduce Framework für BigData Visualisieru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Bewertungsschema / Anforderungen /Erhebung</text:p>
          </table:table-cell>
          <table:table-cell table:style-name="ce2" table:number-columns-repeated="2"/>
          <table:table-cell table:style-name="ce6" office:value-type="string">
            <text:p>Hadoop</text:p>
          </table:table-cell>
          <table:table-cell table:style-name="ce6" office:value-type="string">
            <text:p>Spark</text:p>
          </table:table-cell>
          <table:table-cell table:style-name="ce6" office:value-type="string">
            <text:p>Disco Project</text:p>
          </table:table-cell>
          <table:table-cell table:style-name="ce6" office:value-type="string">
            <text:p>HPCC Systems</text:p>
          </table:table-cell>
          <table:table-cell table:number-columns-repeated="3"/>
          <table:table-cell table:style-name="ce2" table:number-columns-repeated="1014"/>
        </table:table-row>
        <table:table-row table:style-name="ro2">
          <table:table-cell table:style-name="ce3" office:value-type="string">
            <text:p>Frameworkdatensammlung</text:p>
          </table:table-cell>
          <table:table-cell table:number-columns-repeated="1023"/>
        </table:table-row>
        <table:table-row table:style-name="ro2">
          <table:table-cell table:style-name="ce3"/>
          <table:table-cell office:value-type="string">
            <text:p>Version</text:p>
          </table:table-cell>
          <table:table-cell/>
          <table:table-cell table:style-name="ce7" office:value-type="string">
            <text:p>2.6.0</text:p>
          </table:table-cell>
          <table:table-cell table:style-name="ce7" office:value-type="string">
            <text:p>1.2.1</text:p>
          </table:table-cell>
          <table:table-cell table:style-name="ce9" office:value-type="string">
            <text:p>0.5.4</text:p>
          </table:table-cell>
          <table:table-cell office:value-type="string">
            <text:p>5.0.6-1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Sprachen</text:p>
          </table:table-cell>
          <table:table-cell/>
          <table:table-cell office:value-type="string">
            <text:p>Java, Python</text:p>
          </table:table-cell>
          <table:table-cell office:value-type="string">
            <text:p>Java, Scala, Python</text:p>
          </table:table-cell>
          <table:table-cell office:value-type="string">
            <text:p>Python, Erlang</text:p>
          </table:table-cell>
          <table:table-cell office:value-type="string">
            <text:p>ECL, C++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Link zu Doku</text:p>
          </table:table-cell>
          <table:table-cell/>
          <table:table-cell table:style-name="Excel_5f_BuiltIn_5f_Hyperlink" office:value-type="string">
            <text:p>https://hadoop.apache.org/docs/stable/</text:p>
          </table:table-cell>
          <table:table-cell office:value-type="string">
            <text:p>https://spark.apache.org/documentation.html</text:p>
          </table:table-cell>
          <table:table-cell table:style-name="Excel_5f_BuiltIn_5f_Hyperlink" office:value-type="string">
            <text:p><text:a xlink:href="https://disco.readthedocs.org/en/develop/">https://disco.readthedocs.org/en/develop/</text:a></text:p>
          </table:table-cell>
          <table:table-cell office:value-type="string">
            <text:p>http://hpccsystems.com/download/docs</text:p>
          </table:table-cell>
          <table:table-cell table:number-columns-repeated="1017"/>
        </table:table-row>
        <table:table-row table:style-name="ro5">
          <table:table-cell/>
          <table:table-cell table:style-name="ce4" office:value-type="string">
            <text:p>Lizenz</text:p>
          </table:table-cell>
          <table:table-cell table:style-name="ce4"/>
          <table:table-cell table:number-columns-repeated="2" office:value-type="string">
            <text:p>Apache 2.0</text:p>
          </table:table-cell>
          <table:table-cell/>
          <table:table-cell office:value-type="string">
            <text:p>Apache 2.0</text:p>
          </table:table-cell>
          <table:table-cell table:number-columns-repeated="1017"/>
        </table:table-row>
        <table:table-row table:style-name="ro6">
          <table:table-cell table:style-name="ce3" office:value-type="string">
            <text:p>Bewertung Allgemein</text:p>
          </table:table-cell>
          <table:table-cell/>
          <table:table-cell table:style-name="ce5" office:value-type="string">
            <text:p>Gewichtung </text:p>
            <text:p>(1 -2 )</text:p>
          </table:table-cell>
          <table:table-cell office:value-type="string">
            <text:p>Schulnoten genommen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Popularitä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Zukunftssicherheit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Lizenz</text:p>
          </table:table-cell>
          <table:table-cell table:number-columns-repeated="2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Für große Projekte geeignet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Toolunterstützun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Effektivität/Produktivitä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Einarbeitungszeit/Lernkurv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Funktionsumfang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Dokumentatio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Support Community</text:p>
          </table:table-cell>
          <table:table-cell table:number-columns-repeated="5" office:value-type="float" office:value="2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Support kommerziel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Meinungen Bewertung</text:p>
          </table:table-cell>
          <table:table-cell table:number-columns-repeated="1023"/>
        </table:table-row>
        <table:table-row table:style-name="ro7">
          <table:table-cell/>
          <table:table-cell office:value-type="string">
            <text:p>Top Vorteile</text:p>
          </table:table-cell>
          <table:table-cell/>
          <table:table-cell office:value-type="string">
            <text:p>Extrem hohe Skalierbarkeit</text:p>
            <text:p>Hardwarefehlertolerant</text:p>
            <text:p>Kosteneffizient</text:p>
            <text:p/>
          </table:table-cell>
          <table:table-cell office:value-type="string">
            <text:p>Gerade im Kommen</text:p>
            <text:p>Nicht auf HDFS beschränkt</text:p>
            <text:p>Schneller als Hadoop</text:p>
          </table:table-cell>
          <table:table-cell office:value-type="string">
            <text:p>Nutzt die effiziente Skript Sprache Python</text:p>
            <text:p>Minimaler Aufwand für den M-R Job</text:p>
            <text:p>Eigenes File System (DDFS)</text:p>
          </table:table-cell>
          <table:table-cell office:value-type="string">
            <text:p>Unterstützt schnelle real time Queries</text:p>
            <text:p>Built in IDE, Tools, etc.</text:p>
            <text:p>Hochperformante Query Sprache HCL</text:p>
          </table:table-cell>
          <table:table-cell table:number-columns-repeated="1017"/>
        </table:table-row>
        <table:table-row table:style-name="ro8">
          <table:table-cell/>
          <table:table-cell office:value-type="string">
            <text:p>Top Nachteile</text:p>
          </table:table-cell>
          <table:table-cell/>
          <table:table-cell office:value-type="string">
            <text:p>Sehr aufwändig einzuarbeiten</text:p>
            <text:p>Nur für sehr große Datenmengen geeignet</text:p>
            <text:p>Sehr aufwändig instand zu halten</text:p>
          </table:table-cell>
          <table:table-cell office:value-type="string">
            <text:p>Nur ein Ersatz für den MapReduce Teil von Hadoop</text:p>
            <text:p>Benötigt viel verfügbaren Speicher</text:p>
            <text:p>Nicht ganz so fehlertolerant wie Hadoop</text:p>
          </table:table-cell>
          <table:table-cell office:value-type="string">
            <text:p>Nicht ganz so skalierbar (bis zu 20 TB)</text:p>
          </table:table-cell>
          <table:table-cell office:value-type="string">
            <text:p>Weniger umfangreiche Lizenzierung</text:p>
          </table:table-cell>
          <table:table-cell table:number-columns-repeated="1017"/>
        </table:table-row>
      </table:table>
      <table:table table:name="Tabelle2" table:style-name="ta2" table:print="false">
        <office:forms form:automatic-focus="false" form:apply-design-mode="false"/>
        <table:table-column table:style-name="co11" table:number-columns-repeated="256" table:default-cell-style-name="Default"/>
        <table:table-row table:style-name="ro2">
          <table:table-cell table:number-columns-repeated="256"/>
        </table:table-row>
      </table:table>
      <table:table table:name="Tabelle3" table:style-name="ta3" table:print="false">
        <office:forms form:automatic-focus="false" form:apply-design-mode="false"/>
        <table:table-column table:style-name="co11" table:number-columns-repeated="256" table:default-cell-style-name="Default"/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3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5P0" style:volatile="true">
      <number:number number: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number number:decimal-places="0" number:min-integer-digits="1" number:grouping="true"/>
      <number:text> € </number:text>
    </number:number-style>
    <number:number-style style:name="N119P1" style:volatile="true">
      <number:text>-</number:text>
      <number:number number:decimal-places="0" number:min-integer-digits="1" number:grouping="true"/>
      <number:text> € </number:text>
    </number:number-style>
    <number:number-style style:name="N119P2" style:volatile="true">
      <number:text> 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number:min-integer-digits="1" number:grouping="true"/>
      <number:text>    </number:text>
    </number:number-style>
    <number:number-style style:name="N123P2" style:volatile="true">
      <number:text> -</number:text>
      <number:number number: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€ </number:text>
    </number:number-style>
    <number:number-style style:name="N127P1" style:volatile="true">
      <number:text>-</number:text>
      <number:number number:decimal-places="2" number:min-integer-digits="1" number:grouping="true"/>
      <number:text> € </number:text>
    </number:number-style>
    <number:number-style style:name="N127P2" style:volatile="true">
      <number:text> -</number:text>
      <number:number number:decimal-places="0" number:min-integer-digits="0"/>
      <number:text>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1.5pt" fo:font-style="normal" fo:text-shadow="none" style:text-underline-style="solid" style:text-underline-width="auto" style:text-underline-color="font-color" fo:font-weight="normal" style:font-size-asian="11.5pt" style:font-style-asian="normal" style:font-weight-asian="normal" style:font-name-complex="Arial1" style:font-size-complex="11.5pt" style:font-style-complex="normal" style:font-weight-complex="normal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16.03.2015</text:date>, <text:time>09:05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ig</meta:initial-creator>
    <meta:creation-date>2014-09-04T11:49:24</meta:creation-date>
    <dc:creator>Stephan Lex</dc:creator>
    <dc:date>2015-03-16T09:05:48.99</dc:date>
    <meta:generator>OpenOffice/4.1.1$Win32 OpenOffice.org_project/411m6$Build-9775</meta:generator>
    <meta:editing-duration>PT56M4S</meta:editing-duration>
    <meta:editing-cycles>1</meta:editing-cycles>
    <meta:document-statistic meta:table-count="3" meta:cell-count="106" meta:object-count="0"/>
  </office:meta>
</office:document-meta>
</file>